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39000000D6B05EA0890C7EBF79.png" manifest:media-type="image/png"/>
  <manifest:file-entry manifest:full-path="Pictures/100000000000035200000236E95094C491A2AED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808080" draw:fill-color="#111111" draw:opacity="23%" draw:textarea-horizontal-align="justify" draw:textarea-vertical-align="middle" draw:auto-grow-height="false" fo:min-height="3.55cm" fo:min-width="29.3cm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111111" draw:opacity="23%"/>
      <style:paragraph-properties fo:text-align="center"/>
      <style:text-properties fo:color="#ffffff" fo:font-size="22pt" style:font-size-asian="22pt" style:font-size-complex="22pt"/>
    </style:style>
    <style:style style:name="T1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9.889cm" svg:height="14.974cm" svg:x="-0.089cm" svg:y="-1.475cm">
          <draw:image xlink:href="Pictures/100000000000035200000236E95094C491A2AED9.png" xlink:type="simple" xlink:show="embed" xlink:actuate="onLoad">
            <text:p/>
          </draw:image>
        </draw:frame>
        <draw:custom-shape draw:style-name="gr2" draw:text-style-name="P3" draw:layer="layout" svg:width="29.8cm" svg:height="3.8cm" svg:x="0cm" svg:y="2.7cm"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9.799cm" svg:height="4.002cm" svg:x="0.001cm" svg:y="2.697cm">
          <draw:image xlink:href="Pictures/1000020100000639000000D6B05EA0890C7EBF7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8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00:24:33.046460593</meta:creation-date>
    <dc:date>2018-07-30T12:05:49.855601719</dc:date>
    <meta:editing-duration>P12DT19H54M4S</meta:editing-duration>
    <meta:editing-cycles>8</meta:editing-cycles>
    <meta:generator>LibreOffice/6.0.5.2$Linux_X86_64 LibreOffice_project/54c8cbb85f300ac59db32fe8a675ff7683cd5a16</meta:generator>
    <meta:document-statistic meta:object-count="3"/>
  </office:meta>
</office:document-meta>
</file>